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85cm" fo:min-width="2.9cm"/>
    </style:style>
    <style:style style:name="gr2" style:family="graphic" style:parent-style-name="standard">
      <style:graphic-properties svg:stroke-color="#ef413d" draw:fill-color="#ef413d" draw:textarea-horizontal-align="justify" draw:textarea-vertical-align="middle" draw:auto-grow-height="false" fo:min-height="2.25cm" fo:min-width="3.1cm"/>
    </style:style>
    <style:style style:name="gr3" style:family="graphic" style:parent-style-name="standard">
      <style:graphic-properties svg:stroke-color="#000000" draw:fill-color="#579835" draw:textarea-horizontal-align="justify" draw:textarea-vertical-align="middle" draw:auto-grow-height="false" fo:min-height="2.35cm" fo:min-width="3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svg:stroke-color="#000000" draw:fill-color="#fff685" draw:textarea-horizontal-align="justify" draw:textarea-vertical-align="middle" draw:auto-grow-height="false" fo:min-height="0cm" fo:min-width="1.022cm"/>
    </style:style>
    <style:style style:name="gr11" style:family="graphic" style:parent-style-name="standard">
      <style:graphic-properties draw:stroke="none" svg:stroke-color="#000000" draw:fill="none" draw:fill-color="#ffffff" fo:min-height="2.134cm"/>
    </style:style>
    <style:style style:name="gr12" style:family="graphic" style:parent-style-name="standard">
      <style:graphic-properties draw:stroke="none" svg:stroke-color="#000000" draw:fill="none" draw:fill-color="#ffffff" fo:min-height="2.845cm"/>
    </style:style>
    <style:style style:name="gr13" style:family="graphic" style:parent-style-name="standard">
      <style:graphic-properties svg:stroke-color="#000000" draw:fill-color="#fff9ae" draw:textarea-horizontal-align="justify" draw:textarea-vertical-align="middle" draw:auto-grow-height="false" fo:min-height="0.15cm" fo:min-width="1.339cm"/>
    </style:style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style:style style:name="P3" style:family="paragraph">
      <loext:graphic-properties draw:fill-color="#57983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text-properties fo:font-size="28pt"/>
    </style:style>
    <style:style style:name="P9" style:family="paragraph">
      <loext:graphic-properties draw:fill="none" draw:fill-color="#ffffff"/>
      <style:text-properties fo:font-size="28pt"/>
    </style:style>
    <style:style style:name="P10" style:family="paragraph">
      <loext:graphic-properties draw:fill-color="#fff685"/>
      <style:paragraph-properties fo:text-align="center"/>
    </style:style>
    <style:style style:name="P11" style:family="paragraph">
      <loext:graphic-properties draw:fill-color="#fff9a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4cm" svg:height="8.1cm" svg:x="8.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2.5cm" svg:x="6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2.6cm" svg:x="11.5cm" svg:y="10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cm" svg:y1="8.9cm" svg:x2="6.8cm" svg:y2="11.1cm">
          <text:p/>
        </draw:line>
        <draw:line draw:style-name="gr4" draw:text-style-name="P4" draw:layer="layout" svg:x1="6.7cm" svg:y1="12.9cm" svg:x2="6.7cm" svg:y2="15.3cm">
          <text:p/>
        </draw:line>
        <draw:line draw:style-name="gr4" draw:text-style-name="P4" draw:layer="layout" svg:x1="14.8cm" svg:y1="11.3cm" svg:x2="14.8cm" svg:y2="7.8cm">
          <text:p/>
        </draw:line>
        <draw:line draw:style-name="gr4" draw:text-style-name="P4" draw:layer="layout" svg:x1="14.9cm" svg:y1="15.9cm" svg:x2="14.9cm" svg:y2="12.7cm">
          <text:p/>
        </draw:line>
        <draw:line draw:style-name="gr5" draw:text-style-name="P4" draw:layer="layout" svg:x1="10.3cm" svg:y1="2.9cm" svg:x2="10.3cm" svg:y2="21.9cm">
          <text:p/>
        </draw:line>
        <draw:frame draw:style-name="gr6" draw:text-style-name="P5" draw:layer="layout" svg:width="4.9cm" svg:height="1.8cm" svg:x="12.3cm" svg:y="3.2cm">
          <draw:text-box>
            <text:p>Netzwerk 2</text:p>
          </draw:text-box>
        </draw:frame>
        <draw:frame draw:style-name="gr6" draw:text-style-name="P5" draw:layer="layout" svg:width="4.9cm" svg:height="1.8cm" svg:x="3.8cm" svg:y="3.4cm">
          <draw:text-box>
            <text:p>Netzwerk 1</text:p>
          </draw:text-box>
        </draw:frame>
        <draw:frame draw:style-name="gr6" draw:text-style-name="P7" draw:layer="layout" svg:width="4.9cm" svg:height="1.8cm" svg:x="11.7cm" svg:y="11cm">
          <draw:text-box>
            <text:p text:style-name="P6">Netzwerk-<text:line-break/>Element 15<text:line-break/>(500 ltr)</text:p>
          </draw:text-box>
        </draw:frame>
        <draw:frame draw:style-name="gr6" draw:text-style-name="P7" draw:layer="layout" svg:width="4.9cm" svg:height="1.8cm" svg:x="6.2cm" svg:y="11.2cm">
          <draw:text-box>
            <text:p text:style-name="P6">Netzwerk-<text:line-break/>Element 125<text:line-break/>(500 ltr)</text:p>
          </draw:text-box>
        </draw:frame>
        <draw:frame draw:style-name="gr7" draw:text-style-name="P7" draw:layer="layout" svg:width="2.2cm" svg:height="0.725cm" svg:x="10.4cm" svg:y="7.2cm">
          <draw:text-box>
            <text:p text:style-name="P6">1000 ltr</text:p>
          </draw:text-box>
        </draw:frame>
        <draw:frame draw:style-name="gr8" draw:text-style-name="P5" draw:layer="layout" svg:width="0.5cm" svg:height="0.962cm" svg:x="14.5cm" svg:y="11.7cm">
          <draw:text-box>
            <text:p>T</text:p>
          </draw:text-box>
        </draw:frame>
        <draw:frame draw:style-name="gr8" draw:text-style-name="P5" draw:layer="layout" svg:width="0.5cm" svg:height="0.962cm" svg:x="8.4cm" svg:y="10.838cm">
          <draw:text-box>
            <text:p>T</text:p>
          </draw:text-box>
        </draw:frame>
        <draw:frame draw:style-name="gr9" draw:text-style-name="P9" draw:layer="layout" svg:width="16.4cm" svg:height="1.4cm" svg:x="2.8cm" svg:y="1.1cm">
          <draw:text-box>
            <text:p text:style-name="P8">Pufferspeichermodell</text:p>
          </draw:text-box>
        </draw:frame>
        <draw:custom-shape draw:style-name="gr10" draw:text-style-name="P10" draw:layer="layout" svg:width="1.9cm" svg:height="0.5cm" svg:x="9.6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5" draw:layer="layout" svg:width="9.9cm" svg:height="2.384cm" svg:x="7.1cm" svg:y="18.6cm">
          <draw:text-box>
            <text:p>Ausgleichswärmestrom = faktor * (T_125 - T_15)</text:p>
          </draw:text-box>
        </draw:frame>
      </draw:page>
      <draw:page draw:name="page2" draw:style-name="dp1" draw:master-page-name="Standard">
        <draw:custom-shape draw:style-name="gr2" draw:text-style-name="P2" draw:layer="layout" svg:width="3.6cm" svg:height="2.5cm" svg:x="6cm" svg:y="10.70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cm" svg:y1="8.901cm" svg:x2="6.8cm" svg:y2="11.101cm">
          <text:p/>
        </draw:line>
        <draw:line draw:style-name="gr4" draw:text-style-name="P4" draw:layer="layout" svg:x1="6.7cm" svg:y1="12.901cm" svg:x2="6.7cm" svg:y2="15.301cm">
          <text:p/>
        </draw:line>
        <draw:line draw:style-name="gr5" draw:text-style-name="P4" draw:layer="layout" svg:x1="10.3cm" svg:y1="2.901cm" svg:x2="10.3cm" svg:y2="21.901cm">
          <text:p/>
        </draw:line>
        <draw:frame draw:style-name="gr12" draw:text-style-name="P5" draw:layer="layout" svg:width="6.4cm" svg:height="3.095cm" svg:x="3.8cm" svg:y="3.401cm">
          <draw:text-box>
            <text:p>Netzwerk 1<text:line-break/>(Wärmepumpen → Pufferspeicher)</text:p>
          </draw:text-box>
        </draw:frame>
        <draw:frame draw:style-name="gr6" draw:text-style-name="P7" draw:layer="layout" svg:width="4.9cm" svg:height="1.8cm" svg:x="6.2cm" svg:y="11.201cm">
          <draw:text-box>
            <text:p text:style-name="P6">Netzwerk-<text:line-break/>Element 105<text:line-break/>(5 ltr)</text:p>
          </draw:text-box>
        </draw:frame>
        <draw:frame draw:style-name="gr9" draw:text-style-name="P9" draw:layer="layout" svg:width="16.4cm" svg:height="1.4cm" svg:x="2.8cm" svg:y="1.101cm">
          <draw:text-box>
            <text:p text:style-name="P8">Wärmepumpenmodell</text:p>
          </draw:text-box>
        </draw:frame>
        <draw:custom-shape draw:style-name="gr13" draw:text-style-name="P11" draw:layer="layout" svg:width="2.1cm" svg:height="0.8cm" svg:x="9.3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5.4cm" svg:height="2.384cm" svg:x="11.8cm" svg:y="11.3cm">
          <draw:text-box>
            <text:p>Wärmepumpen-heizleistung</text:p>
          </draw:text-box>
        </draw:frame>
        <draw:frame draw:style-name="gr6" draw:text-style-name="P7" draw:layer="layout" svg:width="4.9cm" svg:height="1.8cm" svg:x="10.9cm" svg:y="8.1cm">
          <draw:text-box>
            <text:p text:style-name="P6">T_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1T13:41:10.193330168</meta:creation-date>
    <dc:date>2021-04-21T14:50:24.684145237</dc:date>
    <meta:editing-duration>PT59M4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